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3.196cm"/>
    </style:style>
    <style:style style:name="co17" style:family="table-column">
      <style:table-column-properties fo:break-before="auto" style:column-width="12.90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944cm"/>
    </style:style>
    <style:style style:name="co13" style:family="table-column">
      <style:table-column-properties fo:break-before="auto" style:column-width="10.85cm"/>
    </style:style>
    <style:style style:name="co18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501cm"/>
    </style:style>
    <style:style style:name="co20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normal" style:font-weight-complex="bold"/>
    </style:style>
  </office:automatic-styles>
  <office:body>
    <office:spreadsheet>
      <table:table table:name="Units" table:style-name="ta1" table:print="false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0" office:value-type="string" table:number-columns-spanned="11" table:number-rows-spanned="1">
            <text:p>Captain (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5" table:number-columns-spanned="2" table:number-rows-spanned="1">
            <text:p>7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Captain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, 3 Invul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Holy Rifle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Captain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Holy Rifle with weapon from Pistol list</text:p>
            <text:p>Replace Holy Rifle with weapon from Melee Weapons list</text:p>
            <text:p>Replace Steel Blade with weapon from Melee Weapons list</text:p>
            <text:p>This model may take a Flame Shield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Focus Aura</text:span> (Friendly units within 6 squares can reroll to-hit rolls)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CAPTAIN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Invoker (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95" table:number-columns-spanned="2" table:number-rows-spanned="1">
            <text:p>9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voker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ff of Disciplin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Invoker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Standard Pistol with weapon from the Pistol list</text:p>
            <text:p>Replace Standard Pistol with Burst Rifle</text:p>
            <text:p>Replace Staff of Discipline with Holy Sword</text:p>
            <text:p><text:span text:style-name="T2">Replace Staff of Discipline with Holy Waraxe</text:span></text:p>
          </table:table-cell>
          <table:covered-table-cell table:number-columns-repeated="9"/>
        </table:table-row>
        <table:table-row table:style-name="ro6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Novice Invoker – </text:span><text:span text:style-name="T2">The Invoker has a base mana of 25 and can dispel magic up to level 3 at the cost of 2x mana.</text:span></text:p>
            <text:p><text:span text:style-name="T2"/></text:p>
            <text:p><text:span text:style-name="T1">Adept Invoker – </text:span><text:span text:style-name="T2">If the Invoker is equipped with an Adept's Amulet, its base mana increases to 35 and its dispel cost drops to 1.5x mana</text:span></text:p>
            <text:p><text:span text:style-name="T2"/></text:p>
            <text:p><text:span text:style-name="T3">Master Invoker –</text:span><text:span text:style-name="T2"> If the Invoker is equipped with an Adept's Amulet and a Master's Spellbook, its base mana increases to 40 and it can dispel up to level 4.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AGE, INVOK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Veteran Squad (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5" table:number-columns-spanned="2" table:number-rows-spanned="1">
            <text:p>1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aladin Veteran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2" office:value-type="string">
            <text:p>Veteran Sergean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Veteran Sergeant and 1 Paladin Veteran. Can include up to 3 additional Veteran Paladins.</text:p>
          </table:table-cell>
          <table:covered-table-cell table:number-columns-repeated="9"/>
        </table:table-row>
        <table:table-row table:style-name="ro6">
          <table:table-cell office:value-type="string">
            <text:p>Wargear options</text:p>
          </table:table-cell>
          <table:table-cell office:value-type="string" table:number-columns-spanned="10" table:number-rows-spanned="1">
            <text:p>Veteran Sergeant can replace his Standard Pistol with a weapon from the Pistols, Melee Weapons, Special Weapons, or Heavy Weapons lists.</text:p>
            <text:p>Veteran Sergeant can replace his Steel Blade with a weapon from the Melee Weapons List</text:p>
            <text:p>Any Paladin Veteran can replace his Standard Pistol with a weapon from the Pistols or Melee Weapons lists.</text:p>
            <text:p>Any Paladin Veteran can replace his Steel Blade with a Burst Rifle</text:p>
            <text:p>Any Paladin Veteran can replace his Steel Blade with a weapon from the Pistols, Melee Weapons or Special Weapons lists.</text:p>
            <text:p>Any model can take a Flame Shield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BROTHERHOOD VETERANS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Medicant (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55" table:number-columns-spanned="2" table:number-rows-spanned="1">
            <text:p>5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Medicant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Medicant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None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Healing potion </text:span><text:span text:style-name="T2">(Heal one friendly INFANTRY or BIKER unit within 6 squares by 2 HP during the movement phase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EDICANT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ound Squad (4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string" table:number-columns-spanned="2" table:number-rows-spanned="1">
            <text:p>13 (Initiates), 20 (Knights)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itiate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table:style-name="ce12" office:value-type="string">
            <text:p>Knigh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5 Initiates. Can include up to 4 additional Initiates and/or 3 Knights.</text:p>
          </table:table-cell>
          <table:covered-table-cell table:number-columns-repeated="9"/>
        </table:table-row>
        <table:table-row table:style-name="ro7">
          <table:table-cell office:value-type="string">
            <text:p>Wargear options</text:p>
          </table:table-cell>
          <table:table-cell office:value-type="string" table:number-columns-spanned="10" table:number-rows-spanned="1">
            <text:p>One Knight can replace his Standard Pistol with a weapon from the Pistols list.</text:p>
            <text:p>One Knight can replace his Standard Pistol with a weapon from the Melee Weapons list.</text:p>
            <text:p>One Knight can replace his Burst Rifle with a weapon from the Special Weapons list.</text:p>
            <text:p>One Knight can replace his Burst Rifle with a weapon from the Heavy Weapons list.</text:p>
            <text:p>Any Initiate can replace their Burst Rifle with a Steel Blade.</text:p>
            <text:p>One Initiate can replace their Burst Rifle with a weapon from the Special Weapons list.</text:p>
            <text:p>One Initiate can replace their Burst Rifle with a weapon from the Heavy Weapons list.</text:p>
            <text:p>One Initiate can replace their Burst Rifle with a Holy Sword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GROUND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cout Squad (5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2" table:number-columns-spanned="2" table:number-rows-spanned="1">
            <text:p>1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cou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3 Armour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12" office:value-type="string">
            <text:p>Scout Lead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3 Armour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cout Leader and 4 Scouts. Can include up to 5 additional Scouts.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cout Leader can replace their Standard Pistol with a weapon from the Pistols or Melee Weapons list.</text:p>
            <text:p>Scout Leader can replace their Burst Rifle with a weapon from the Melee Weapons, Special Weapons, or Heavy Weapons list.</text:p>
            <text:p>Scout Leader can replace their Burst Rifle with a Sniper Rifle or a Laser Scattergun.</text:p>
            <text:p>One Scout can replace their Burst Rifle with a Sniper Rifle.</text:p>
            <text:p>One Scout can replace their Burst Rifle with a Laser Scattergun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COUT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triker Squad (6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6" table:number-columns-spanned="2" table:number-rows-spanned="1">
            <text:p>1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trik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 table:style-name="ce12" office:value-type="string">
            <text:p>Striker Lead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trike Leader and 4 Stikers. Can include up to 5 additional Strikers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trike Leader can replace their Standard Pistol with a weapon from the Melee Weapons or Pistols list.</text:p>
            <text:p>Strike Leader can replace their Steel Blade with a weapon from the Melee Weapons list.</text:p>
            <text:p>Strike Leader may take Holy Grenades.</text:p>
            <text:p>Up to two Strikers can replace their Standard Pistols with Flamethrowers.</text:p>
            <text:p>Up to two Strikers can replace their Standard Pistols with Laser Pistols.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Assault! </text:span><text:span text:style-name="T2">(Charge range increased to 1d3 + 11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TRIKER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iker Squad (7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0" table:number-columns-spanned="2" table:number-rows-spanned="1">
            <text:p>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ik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2" office:value-type="string">
            <text:p>Bike Squad Lead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Gatling Gun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ike Squad Leader and 2 Bikers. Can include up to 3 additional Bikers.</text:p>
          </table:table-cell>
          <table:covered-table-cell table:number-columns-repeated="9"/>
        </table:table-row>
        <table:table-row table:style-name="ro10">
          <table:table-cell office:value-type="string">
            <text:p>Wargear options</text:p>
          </table:table-cell>
          <table:table-cell office:value-type="string" table:number-columns-spanned="10" table:number-rows-spanned="1">
            <text:p>Bike Squad Leader can replace their Standard Pistol with a weapon from the Pistols, Melee Weapons or Special Weapons lists.</text:p>
            <text:p>Any Biker can replace their Standard Pistol with a Steel Blade.</text:p>
            <text:p>Up to two Bikers can replace their Standard Pistols with a weapon from the Special Weapons list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BIKER, BIKE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Tech Gun (8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 (Gun), 1x1 (Gunner)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46" table:number-columns-spanned="2" table:number-rows-spanned="1">
            <text:p>4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Tech Gu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12" office:value-type="string">
            <text:p>Pyro-Tech Gunn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table:number-columns-repeated="11"/>
        </table:table-row>
        <table:table-row table:style-name="ro9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Pyro-Tech Gun is equipped with a Pyroblaster. Pyro-Tech Gunner is equipped with Standard Pistol, Steel Blade, Frag Grenades and Light Grenades.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-Tech Gun and 1 Pyro-Tech Gunner.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0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Gun: <text:span text:style-name="T1">Artilliery </text:span><text:span text:style-name="T2">(If this model does not have any ARTILLERY GUNNERS left in its unit at all, it is destroyed immediately.)</text:span></text:p>
            <text:p><text:span text:style-name="T2"><text:s text:c="8"/></text:span><text:span text:style-name="T1">Fearless </text:span><text:span text:style-name="T2">(This model can never fail a morale check)</text:span></text:p>
            <text:p><text:span text:style-name="T2">Gunner: </text:span><text:span text:style-name="T1">Repair Artillery </text:span><text:span text:style-name="T2">(This model will recover the HP of one ARTILLERY model in its unit by 1 during your movement phase.)</text:span></text:p>
          </table:table-cell>
          <table:covered-table-cell table:number-columns-repeated="9"/>
        </table:table-row>
        <table:table-row table:style-name="ro9">
          <table:table-cell office:value-type="string">
            <text:p>Keywords</text:p>
          </table:table-cell>
          <table:table-cell office:value-type="string" table:number-columns-spanned="10" table:number-rows-spanned="1">
            <text:p><text:span text:style-name="T1">Gun: </text:span><text:span text:style-name="T2">ARTILLERY, PYRO-TECH GUN</text:span></text:p>
            <text:p><text:span text:style-name="T1">Gunner: </text:span><text:span text:style-name="T2">INFANTRY, ARTILLERY GUNNER, PYRO-TECH GUNNER</text:span>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Tank (9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5x5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02" table:number-columns-spanned="2" table:number-rows-spanned="1">
            <text:p>10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Tank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5">
            <text:p>15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Tank Rapidcannon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Tank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its Tank Rapidcannon with a Pyrocannon.</text:p>
            <text:p>May take a Pyrocannon.</text:p>
            <text:p>May take a Heavy Blaster.</text:p>
            <text:p>May take a Gatling Gun.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BROTHERHOOD TANK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APC (1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ans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4x4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0" table:number-columns-spanned="2" table:number-rows-spanned="1">
            <text:p>7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APC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Burst Rifle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APC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take an additional Burst Rifle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TRANSPORT, BROTHERHOOD APC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Chopper (1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10" table:number-columns-spanned="2" table:number-rows-spanned="1">
            <text:p>11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Chopper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 and 2 Heavy-Duty Minigun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Choppe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one or both of its Heavy Blasters with Pyrocannons.</text:p>
          </table:table-cell>
          <table:covered-table-cell table:number-columns-repeated="9"/>
        </table:table-row>
        <table:table-row table:style-name="ro8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  <text:p><text:span text:style-name="T1">Steady </text:span><text:span text:style-name="T2">(This unit does not suffer a penalty on moving and shooting with Heavy weapons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CHOPP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Interceptor (1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85" table:number-columns-spanned="2" table:number-rows-spanned="1">
            <text:p>8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Interceptor</text:p>
          </table:table-cell>
          <table:table-cell table:style-name="ce12" office:value-type="string">
            <text:p>20-6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, 2 Heavy Duty Miniguns and a Skycleans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Intercepto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1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  <text:p><text:span text:style-name="T1">Hard to hit </text:span><text:span text:style-name="T2">(Units without the FLY keyword have a -1 to hit this model.)</text:span></text:p>
            <text:p><text:span text:style-name="T1">Interceptor </text:span><text:span text:style-name="T2">(This model enjoys +1 to hit units with the FLY keyword in the shooting phase, but also has a -1 against units without the FLY keyword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INTERCEPTO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eat Lord Auldoon (1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Ultra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30" table:number-columns-spanned="2" table:number-rows-spanned="1">
            <text:p>3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Great Lord Auldoon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5 Armour, 5 Invul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Golden Ray and 1 Great Lord's Hamm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Great Lord Auldoon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Fearless </text:span><text:span text:style-name="T2">(This model can never fail a morale check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HERO, UNIQUE, AULDOON</text:p>
          </table:table-cell>
          <table:covered-table-cell table:number-columns-repeated="9"/>
        </table:table-row>
      </table:table>
      <table:table table:name="Wargear" table:style-name="ta1" table:print="false">
        <office:forms form:automatic-focus="false" form:apply-design-mode="false"/>
        <table:table-column table:style-name="co1" table:default-cell-style-name="ce3"/>
        <table:table-column table:style-name="co14" table:default-cell-style-name="ce3"/>
        <table:table-column table:style-name="co1" table:number-columns-repeated="4" table:default-cell-style-name="ce3"/>
        <table:table-column table:style-name="co16" table:default-cell-style-name="ce3"/>
        <table:table-column table:style-name="co1" table:number-columns-repeated="2" table:default-cell-style-name="ce3"/>
        <table:table-column table:style-name="co17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ce9" office:value-type="string" table:number-columns-spanned="10" table:number-rows-spanned="1">
            <text:p>Weapons</text:p>
          </table:table-cell>
          <table:covered-table-cell table:number-columns-repeated="9"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Weapo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hots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Armour Piercing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Abiliti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ndard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ly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eel Blad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+1 Attack Spe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ly Sword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ly Warax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ly War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ly Lanc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y Gauntlet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or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methrower</text:p>
          </table:table-cell>
          <table:table-cell office:value-type="float" office:value="8">
            <text:p>8</text:p>
          </table:table-cell>
          <table:table-cell office:value-type="string">
            <text:p>Assaul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uto-hit, Ground only (Cannot it units with the FLY keyword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er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ltra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ser Carbine</text:p>
          </table:table-cell>
          <table:table-cell office:value-type="float" office:value="18">
            <text:p>18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enade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ocket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avy Blaster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aporiser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yro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olden Canno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ser Cannon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ly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ag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ight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taff of Disciplin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rst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ser scatter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otgun (Damage doubles at half range)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Sniper Rifle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3" office:value-type="string">
            <text:p>Targets characters, Sniper (Damage increases to 2 against models without the VEHICLE or MONSTER keywords)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ly Grenade</text:p>
          </table:table-cell>
          <table:table-cell office:value-type="float" office:value="4">
            <text:p>4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atling Gun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yroblaster</text:p>
          </table:table-cell>
          <table:table-cell office:value-type="float" office:value="60">
            <text:p>60</text:p>
          </table:table-cell>
          <table:table-cell office:value-type="string">
            <text:p>Heav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Ignores LO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nk rapid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eavy-duty Minigu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kycleans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+1 Range Skill vs FLY units, Air onl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olden Ray</text:p>
          </table:table-cell>
          <table:table-cell office:value-type="float" office:value="24">
            <text:p>24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reat Lord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dept's Amulet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ster's Spellbook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me Shield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Gives a 4 Invul save</text:p>
          </table:table-cell>
        </table:table-row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ther" table:style-name="ta1" table:print="false">
        <office:forms form:automatic-focus="false" form:apply-design-mode="false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1" office:value-type="string" table:number-columns-spanned="3" table:number-rows-spanned="1">
            <text:p>Wargear Lists</text:p>
          </table:table-cell>
          <table:covered-table-cell table:number-columns-repeated="2" table:style-name="Default"/>
          <table:table-cell/>
          <table:table-cell table:style-name="ce11" office:value-type="string" table:number-columns-spanned="7" table:number-rows-spanned="1">
            <text:p>Spells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Wargear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pell Level</text:p>
          </table:table-cell>
          <table:table-cell table:style-name="ce2" office:value-type="string">
            <text:p>Mana cost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Description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Pistols</text:p>
          </table:table-cell>
          <table:table-cell office:value-type="string">
            <text:p>Standard Pistol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string">
            <text:p>Power boos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Strength, AttackSpeed and Will +1</text:p>
          </table:table-cell>
        </table:table-row>
        <table:table-row table:style-name="ro4">
          <table:table-cell table:number-columns-repeated="2"/>
          <table:table-cell office:value-type="string">
            <text:p>Laser Pisto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Holy Wrath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Melee phase priority</text:p>
          </table:table-cell>
        </table:table-row>
        <table:table-row table:style-name="ro4">
          <table:table-cell table:number-columns-repeated="2"/>
          <table:table-cell office:value-type="string">
            <text:p>Holy Pistol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Defensive Blessing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Give invulnerable save of 3</text:p>
          </table:table-cell>
        </table:table-row>
        <table:table-row table:style-name="ro4">
          <table:table-cell table:number-columns-repeated="4"/>
          <table:table-cell table:style-name="ce3" office:value-type="float" office:value="3">
            <text:p>3</text:p>
          </table:table-cell>
          <table:table-cell table:style-name="ce3" office:value-type="string">
            <text:p>Cleansing Fir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3 Direct Dama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elee Weapons</text:p>
          </table:table-cell>
          <table:table-cell office:value-type="string">
            <text:p>Steel Blad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Judgemen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5 Direct Damage</text:p>
          </table:table-cell>
        </table:table-row>
        <table:table-row table:style-name="ro4">
          <table:table-cell table:number-columns-repeated="2"/>
          <table:table-cell office:value-type="string">
            <text:p>Holy Sword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God's Ligh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CHARACTER</text:p>
          </table:table-cell>
          <table:table-cell table:style-name="ce8" office:value-type="string">
            <text:p>Heal one unit by 3 HP</text:p>
          </table:table-cell>
        </table:table-row>
        <table:table-row table:style-name="ro1">
          <table:table-cell table:number-columns-repeated="2"/>
          <table:table-cell office:value-type="string">
            <text:p>Holy Warax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Warhamm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La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Gauntl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hor's Hamm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cial Weapons</text:p>
          </table:table-cell>
          <table:table-cell office:value-type="string">
            <text:p>Flamethrow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Rif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Ultragu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Carbi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vy Weapons</text:p>
          </table:table-cell>
          <table:table-cell office:value-type="string">
            <text:p>Grenade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Rocket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Heavy Blast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Vaporis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Pyro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Golden 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Laser Cannon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4/02/2020</text:date>, <text:time>14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3H33M59S</meta:editing-duration>
    <meta:editing-cycles>210</meta:editing-cycles>
    <meta:generator>OpenOffice/4.1.4$Win32 OpenOffice.org_project/414m5$Build-9788</meta:generator>
    <dc:date>2020-02-04T14:17:37.20</dc:date>
    <dc:creator>Obafemi Olofin</dc:creator>
    <meta:document-statistic meta:table-count="3" meta:cell-count="1026" meta:object-count="0"/>
    <meta:user-defined meta:name="Info 1"/>
    <meta:user-defined meta:name="Info 2"/>
    <meta:user-defined meta:name="Info 3"/>
    <meta:user-defined meta:name="Info 4"/>
  </office:meta>
</office:document-meta>
</file>